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04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. Juli um 11:09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: Todesfälle aufgrund von Impfun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rreführend sei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313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82 Kommentare 224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433</text:p>
          </table:table-cell>
          <table:table-cell table:number-columns-repeated="6"/>
        </table:table-row>
        <table:table-row table:style-name="ro1">
          <table:table-cell table:formula="of:=SUM([.A45:.A5000])" office:value-type="float" office:value="433" calcext:value-type="float">
            <text:p>433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4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ibt mehr Todesfälle als sie preis geben denn sonst würden sich nicht so viele impfen lassen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Regierung versucht es mit allen Mitteln , ob mit der Werbung und diesem doofen Lied da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mit verschweigen der Todesfälle oder zB. heute keine Jugendlichen und Schwangere imp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, dann bleibt Impfstoff übrig und bevor sie darauf sitzen bleiben soll man unbedingt au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gendlichen und Schwangeren impfen . Wer glaubt den Schwachsinn eigentlich noch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marie Ring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Todesfälle werden nicht bekannt gege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Hol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ute Koks mit Magic Mushrooms verwechselt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ffael Al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Aloisia Keipert Weinber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Hof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Aloisia Keipert Weinberger "Zensur hat Hochkonjunktur"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tto Chocho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as stimmt kann es noch keinen Impfstoff ge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Überwachung noch lange nicht etwas nützliche get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ßerdem hat man bei 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tieg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aktenchecker sind komisch. Welcher kontext fehlt den? Ist alles erklärt am bild. Da steht no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 einmal das es nur wegen der coronaimpfung ist sondern das die zahl gestiegen ist. Fb m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damit strafbar das sie aussagen zensieren wie es ihnen gefällt und damit mein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influ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Lang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 mit schweren Vorerkrankung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iger Evel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Langeder der 13jährige Junge hatte gar keine Erkrankungen und verstarb nach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Lang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iger Eveline Hatte er eine allergische Reaktio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iger Evel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äre mög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Vellik 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ürlich ohne ÖSTERREICH und Deutsch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Vellik 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as ist der Wert von JÄNNER bis einschließlich 13 Apri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The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Comm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i Kov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erbeeinschaltung dazu unterhalb ist skurri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rd sollte zu denken geb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ine das man mit soviel Werbung bombad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Landers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Sand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???????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ute stehen in der Impfschlange, jemand wird nach der Impfung von der Rettung behandelt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te schauen doof und stehen weiterhin in der Schlange. Mehrere Videos gesehen. So du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ie Menschheit mittlerwe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mar W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ein Schwachsinn, hunderte Millionen, wenn nicht Milliarden von Menschen wurden geimpft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ß es ein paar Fälle gegeben hat, kann niemand abstreiten. Es wurden dann auch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e Ursachen für die Todesfälle hinzugerechnet. Das ist doch kein Argument geg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und wird von vielen Verschwörungstheoretikern propagiert, die keine Kompet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, zu diesem Thema eine Meinung abzugeben. Da gehören sie auch dazu, Hr. Gundenu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enitz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mar We leider gibt es keine Impfung gegen schwindli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die tabelle braucht man genauso wie ein wimmerl in der arschfalte ! ps .... der österreich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ubt halt wirklich alles was da einige komiker von sich geb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Hon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, auch ein Anhänger des kleinen Diktators und seiner Politmafia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Flo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 die Wahrheit muss schwer zu ertragen sein, wenn man so 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ktatorfan 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 Was bist den du für Einer?Glaubst auch noch an das Christkind und 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n Osterha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Gan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 bei diesem Herrn hat die Gehirnwäsche vom Basti und Co funktionier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Ei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 und sie glauben den politiker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Honda sinnerfassendes lesen .... 5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Floh sinnerfassendes lesen .... 5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 sinnerfassendes lesen .... 5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Gangl sinnerfassendes lesen .... 5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Eisner sinnerfassendes lesen .... 5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Flo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 oder Sie sollten sinnerfassend schreiben weil ich glaub alle habens wie 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fgefa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. is aber nicht mein problem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Eisner i glaub nur das was i mit meinen eigenen augen seh . und die komische statisti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ganz oben schon gar nicht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Ei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 ich glaub auch nur, was ich seh - und ich seh keine pandem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i Weid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Sonnleitner stimmt und sie sind ganz vorne dabei, und schöne daran, sie checken 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Lang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ird erst noch! Da brauchst dann rote Malkübel, wenn die Immunsysteme verrückt spielen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Damol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esbuk-türsteherʔinnen warnen vor der lektüre so: "Fehlender Kontex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t unabhängigen Faktenprüfern [hier fehlt die dschendakorektneß!!!!!!!!!!!!!!!!!!] könnten [sic immerhin] diese Informationen irreführend sein."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 Urs St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kay. Schalten wir mal unser rationales Gehirn ei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VAERS steht für "Vaccine Adverse Events Reporting System" direkt übersetzt "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teilig Ereignis Meldung System" (Klingt komisch, ist aber so.) Da werden also nachteil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eignise nach einer Impfung gemeldet. Das bedeutet aber noch nicht, dass das Ereignis vo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ausgelöst wurde. Das muss erst noch untersuch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. Das ganze ist ein US-amerikanisches System. Man muss diese Zahlen also auf die USamerikanische Bevölkerung beziehen. Diese beträgt laut Wiki 331.449.281. Davon haben bis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. 55% mindestens die erste Impfung be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Wir sprechen hier also von mehr als 150.000.000 Impfungen innerhalb eines Jahres, die es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 eben nicht gab, und nach 2021 auch nicht mehr geben wird. Da entsprechen 10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eldete Fälle also gerade einmal 0,0067%. Das sind also 6,7 gemeldete Fälle auf 100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en, von denen noch nicht klar ist ob es da einen Zusammenhang gi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Ich bin seit Donnerstag 15.07.2021 doppelt mit Comirnaty geimpft. Es geht mir hervorrage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 Urs Stasser - ich und alle in meiner Familie sind je 2 x geimpft und uns allen geht 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ndend. Ich kenne auch in meinem gesamten Bekannten- und Freundeskreis niemand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irgendwelche ärgeren Impfreaktionen oder Schäden der Impfung 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Vi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du bestehst nicht aus dem rest der we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Vi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 ist das lustig hahahahahahahaaha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Ha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neider die können auch erst in 2 Jahren auftreten die Nebenwirkung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Ei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 Urs Stasser noch geht es euch gut. Das kann sich vlt in 1 jahr änder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 Urs St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Eisner Ja stimmt. In einem Jahr könnte ich die Grippe bekommen. Gegen die bin 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ämlich nicht 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y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 da schon wieder wer einen Wirbel provozieren und glaubt das schon wieder Gras über Ibizz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achsen sein könnte???unglaublich diese Frechheit!!!und die Menschen lassen sich von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irritier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agan Sub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y Mayr mhm, keiner wurde verurteilt... Alles fall gelassen nach kompletter Begutacht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s Videos... Aber Kurz und Co, liefern sich seit langer Zeit fette Fettnäpfc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 d lf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Hon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y Mayr, wenn jemand provozieren will, dann Sie......! Wahrscheinlich wissen Sie nicht mal, w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rvard liegt, aber hier blöd pos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spard Wallenbe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s josch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Hof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äuft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Ehrn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3% Todesfälle Herr Gudenus hören Sie auf ständig in Ihrer Müllkiste zu wühlen, sie haben 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 nichts geschafft und werden ein Versager blei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ha Walter, nur 3% Todesfälle.. na dann bete, dass DU NICHT zu den 3% gehörst. Leu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r werdet verblödet und merkt es nicht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arete Hoch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Ehrnecker besser 3% Todesfälle bei den Geimpften als 0,2% Tote bei den tatsäch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krankten? Na dann 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Metalisee 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hab ich von keinen Politiker was gehört ist ja nicht so wichtig grrr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Jaks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Jaksch das will unsere korrupte Regierung aber nicht sehen.Von den gekauf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en wird auch nichts berichtet oder geschri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Pölla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 weil es so gewollt ist je mehr Gespritzte es gibt desto besser für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bali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Pöllabau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Neu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 das passt doch für die Regierung so. Man will ja mit dieser Giftspritz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Menschen reduzieren, Regierungsplan läuft , nur die Menschen bekommen es nicht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...gehen trotzdem noch impfen....selber Schuld alle. 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st e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a Male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 es ist nicht leicht wenn man im med. Beruf arbeitet und kein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ufswechsel machen kann, denn nach 30 Jahren bestimmter Berufserfahrung geht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einfach so einen anderen Weg um der Impfung zu entkommen. Aber wir werden a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en wie weit die unfreiwillige Aktion freiwillig erzwungen wird, welche Sanktionen mi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t gestellt werden, irgendwann ist es vorbei mit nicht geimpft sein wollen. Es ist uns 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ar das die Todesrate nicht offiziell in den normalen Nachrichten durchgegeb. wird, der Pl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die Weltreichsten aufgestellt haben geht so nicht auf. Ich wünsche euch allen alles Gu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geniesst eure ungeimpfte Zeit so lange wie möglich und passt auf euch gut auf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a Malena ich war auch im med.Bereich (40 Jahre)tät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obed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Neureiter ich glaube du hast keinen impfschaden das dürfte angeboren s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obeditsch was für ein Idiot bist denn du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Reichen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ine Reichenau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obed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iebeneicher poste nicht mit dir also leise s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Stroh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ss ma Sie kennen Herr Gudenu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st schon geimpft? Dann is jo boid a Rua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Covid sterben pro Tag mehr Menschen als in den letzten 20 Jahren an Impfungen Gesam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torben si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arry Poth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Impftoten und Impfgeschädigten sollten jeden Tag im ORF mit den Coronazah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kanntgegeben werd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Walch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google.at/amp/s/mobile.reuters.com/article/amp/idUSL1N2MZ2H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Check-VAERS reported vaccine death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Sebela nein die Wissenschaft. Aber sowas is für Leute wie sie nur Humpu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a Hart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Lehner oder für Analphabet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Per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Lehner Er wird das auf eigenen Leib mal spüren. Die glauben der Politik alles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Sei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Gudenus - WHO: Todesfälle aufgrund von Impfunge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ahrheit werden wir nie erfahren, Hauptsache es wird geimpf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Faktencheck gekauft ist weiß ein je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e MIMIKA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arete Hoch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Lehner wer von den Wissenschaftlern? Die von der Regierung erkorenen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sprechend bezahlte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ncent Ric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wochenblick.at/israels-versagen-arzt-deckt-auf-80-der-schweren-corona-faellegeimpft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aels Versagen - Arzt deckt auf: 80%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chenblick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p Pob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brecha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San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äääääääääääähn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l.facebook.com/l.php?u=https%3A%2F%2Faxelkra.us%2F15-472-tote-und-15-millionengeschaedigte-50-schwer-von-covid-19-impfungen-in-der-datenbank-der-europaeischen-unionfuer-unerwuenschte-arzneimittelwirkungen-gemeldet-centre-for-research-on-g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bal%2F&amp;h=AT3kAswxqfrN8rrErmyqdaS6ZcKBFIalKQGPsswLz-PnIfhqMF0khRrlHO6pzSg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qil1oa4RzAp7KmB8_trqIE-61mBfLUcO4E4TVMFfKHsiCwGv16Ct4kMuQbKvcSPA7f&amp;s=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.472 Tote und 1,5 Millionen Geschä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elkra.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jgudenus/posts/41713580595843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table:formula="of:=COUNTIF([.C$1:.C$1048576];&quot;X&quot;)" office:value-type="float" office:value="28" calcext:value-type="float">
            <text:p>28</text:p>
          </table:table-cell>
          <table:table-cell table:style-name="ce7" table:formula="of:=COUNTIF([.D$1:.D$1048576];&quot;X&quot;)" office:value-type="float" office:value="12" calcext:value-type="float">
            <text:p>12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42" calcext:value-type="float">
            <text:p>42</text:p>
          </table:table-cell>
          <table:table-cell table:formula="of:=COUNTIF([.G$1:.G$1048576];&quot;X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219];[.D1219];[.F1219])"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3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20:42:36.78518233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4T21:01:30.523946399</dc:date>
    <meta:editing-duration>PT3M1S</meta:editing-duration>
    <meta:editing-cycles>4</meta:editing-cycles>
    <meta:document-statistic meta:table-count="1" meta:cell-count="792" meta:object-count="0"/>
  </office:meta>
</office:document-meta>
</file>